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margin-left="13.76mm" fo:margin-right="0mm" fo:text-indent="0mm" style:auto-text-indent="false"/>
      <style:text-properties style:font-name="Century Gothic" fo:font-size="10pt" style:font-size-asian="10pt" style:font-size-complex="10pt"/>
    </style:style>
    <style:style style:name="P4" style:family="paragraph" style:parent-style-name="Standard">
      <style:paragraph-properties fo:margin-left="13.76mm" fo:margin-right="0mm" fo:text-indent="-13.49mm" style:auto-text-indent="false">
        <style:tab-stops/>
      </style:paragraph-properties>
      <style:text-properties style:font-name="Century Gothic"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 style:family="text">
      <style:text-properties fo:font-size="11pt" style:text-underline-style="solid" style:text-underline-width="auto" style:text-underline-color="font-color" fo:font-weight="bold" style:font-size-asian="11pt" style:font-weight-asian="bold" style:font-size-complex="11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AAA</text:span></text:p>
      <text:p text:style-name="P2">Company Registration No : BBB</text:p>
      <text:p text:style-name="P2">(Incorporated in the Republic of Singapore)</text:p>
      <text:p text:style-name="P1"></text:p>
      <text:p text:style-name="P1"></text:p>
      <text:p text:style-name="P1"></text:p>
      <text:p text:style-name="P2"><text:span text:style-name="T4">NOTICE OF EXTRAORDINARY GENERAL MEETING</text:span></text:p>
      <text:p text:style-name="P1"><text:s/></text:p>
      <text:p text:style-name="P1"></text:p>
      <text:p text:style-name="P1"></text:p>
      <text:p text:style-name="P1"></text:p>
      <text:p text:style-name="P1"></text:p>
      <text:p text:style-name="P1">Notice is hereby given that an Extraordinary General Meeting of the Company will be held at:</text:p>
      <text:p text:style-name="P1"></text:p>
      <text:p text:style-name="P1">Venue<text:tab/><text:tab/>: <text:s text:c="2"/>VVV</text:p>
      <text:p text:style-name="P1"></text:p>
      <text:p text:style-name="P1">Date <text:s text:c="3"/><text:tab/><text:tab/>: <text:s/>DDMMYYYY</text:p>
      <text:p text:style-name="P1"></text:p>
      <text:p text:style-name="P1">Time<text:tab/><text:tab/>: <text:s/>3.00 pm</text:p>
      <text:p text:style-name="P1"></text:p>
      <text:p text:style-name="P1">For the purpose of considering and if thought fit, passing the following as a Special Resolution :-</text:p>
      <text:p text:style-name="P1"></text:p>
      <text:p text:style-name="P1"></text:p>
      <text:p text:style-name="P1"></text:p>
      <text:p text:style-name="P2"><text:span text:style-name="T5">A G E N D A</text:span></text:p>
      <text:p text:style-name="P1"></text:p>
      <text:p text:style-name="P1"></text:p>
      <text:p text:style-name="P1"></text:p>
      <text:p text:style-name="P1"><text:span text:style-name="T5">AUTHORITY TO ISSUE SHARES</text:span></text:p>
      <text:p text:style-name="P1"></text:p>
      <text:p text:style-name="P1">“That full authority be and is hereby given to the directors’ pursuant to Section 161 of the Companies Act, Cap. 50, to issue shares of the Company in such numbers and to such persons and for such consideration as they think fit, such authority to continue in force until the conclusion of the next Annual General Meeting after this date.”</text:p>
      <text:p text:style-name="P1"></text:p>
      <text:p text:style-name="P1"></text:p>
      <text:p text:style-name="P1">By Order of the Board</text:p>
      <text:p text:style-name="P1"></text:p>
      <text:p text:style-name="P1"></text:p>
      <text:p text:style-name="P1"></text:p>
      <text:p text:style-name="P1">_________________<text:tab/><text:tab/><text:tab/><text:tab/><text:tab/></text:p>
      <text:p text:style-name="P1">CCC<text:tab/><text:tab/><text:tab/><text:tab/><text:tab/><text:tab/></text:p>
      <text:p text:style-name="P1">Director<text:tab/><text:tab/><text:tab/><text:tab/><text:tab/></text:p>
      <text:p text:style-name="P1"></text:p>
      <text:p text:style-name="P1"></text:p>
      <text:p text:style-name="P1">Date : DDMMYYYY</text:p>
      <text:p text:style-name="P1"></text:p>
      <text:p text:style-name="P1"></text:p>
      <text:p text:style-name="P4"><text:span text:style-name="T3">NOTE</text:span> : A member entitled to attend and vote at this meeting is entitled to appoint a proxy or proxies to attend and vote instead of him. A proxy need not be a member of the Company.</text:p>
      <text:p text:style-name="P1"></text:p>
      <text:p text:style-name="P3">Pursuant to Section 177(3) (b) of the Companies Act, Cap. 50, shareholders will be asked to consent to the transaction of the business as detail in the Notice, notwithstanding that less than the full prescribed notice has been give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2-11T10:50:51</meta:creation-date>
    <dc:date>2015-12-11T10:52:29</dc:date>
    <dc:creator>phung11764 </dc:creator>
    <meta:editing-duration>P0D</meta:editing-duration>
    <meta:editing-cycles>1</meta:editing-cycles>
    <meta:document-statistic meta:table-count="0" meta:image-count="0" meta:object-count="0" meta:page-count="1" meta:paragraph-count="48" meta:word-count="217" meta:character-count="1275" meta:non-whitespace-character-count="1000"/>
    <meta:generator>LibreOffice/3.5$Linux_X86_64 LibreOffice_project/350m1$Build-2</meta:generator>
  </office:meta>
</office:document-meta>
</file>